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50000032666CE7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c661"/>
    </style:style>
    <style:style style:name="T1" style:family="text">
      <style:text-properties officeooo:rsid="001ec6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Лабораторная <text:span text:style-name="T1">3</text:span></text:p>
      <text:p text:style-name="P1">Задание <text:span text:style-name="T1">9/10</text:span></text:p>
      <text:p text:style-name="P1"><text:s/><draw:frame draw:style-name="fr1" draw:name="Изображение1" text:anchor-type="char" svg:width="17cm" svg:height="11.68cm" draw:z-index="0"><draw:image xlink:href="Pictures/10000001000004950000032666CE7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21:48:08.534203474</meta:creation-date>
    <dc:date>2025-11-03T21:53:01.396936465</dc:date>
    <meta:editing-duration>PT4M54S</meta:editing-duration>
    <meta:editing-cycles>1</meta:editing-cycles>
    <meta:document-statistic meta:table-count="0" meta:image-count="1" meta:object-count="0" meta:page-count="1" meta:paragraph-count="3" meta:word-count="4" meta:character-count="27" meta:non-whitespace-character-count="24"/>
    <meta:generator>LibreOffice/24.2.7.2$Linux_X86_64 LibreOffice_project/420$Build-2</meta:generator>
  </office:meta>
</office:document-meta>
</file>